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.831cm"/>
    </style:style>
    <style:style style:name="co23" style:family="table-column">
      <style:table-column-properties fo:break-before="auto" style:column-width="1.332cm"/>
    </style:style>
    <style:style style:name="co24" style:family="table-column">
      <style:table-column-properties fo:break-before="auto" style:column-width="2.469cm"/>
    </style:style>
    <style:style style:name="co25" style:family="table-column">
      <style:table-column-properties fo:break-before="auto" style:column-width="3.773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411cm"/>
    </style:style>
    <style:style style:name="co29" style:family="table-column">
      <style:table-column-properties fo:break-before="auto" style:column-width="7.38cm"/>
    </style:style>
    <style:style style:name="co30" style:family="table-column">
      <style:table-column-properties fo:break-before="auto" style:column-width="7.908cm"/>
    </style:style>
    <style:style style:name="co31" style:family="table-column">
      <style:table-column-properties fo:break-before="auto" style:column-width="2.413cm"/>
    </style:style>
    <style:style style:name="co32" style:family="table-column">
      <style:table-column-properties fo:break-before="auto" style:column-width="14.457cm"/>
    </style:style>
    <style:style style:name="co33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396cm" fo:break-before="auto" style:use-optimal-row-height="true"/>
    </style:style>
    <style:style style:name="ro29" style:family="table-row">
      <style:table-row-properties style:row-height="5.265cm" fo:break-before="auto" style:use-optimal-row-height="true"/>
    </style:style>
    <style:style style:name="ro30" style:family="table-row">
      <style:table-row-properties style:row-height="6.133cm" fo:break-before="auto" style:use-optimal-row-height="true"/>
    </style:style>
    <style:style style:name="ro31" style:family="table-row">
      <style:table-row-properties style:row-height="3.526cm" fo:break-before="auto" style:use-optimal-row-height="true"/>
    </style:style>
    <style:style style:name="ro32" style:family="table-row">
      <style:table-row-properties style:row-height="2.342cm" fo:break-before="auto" style:use-optimal-row-height="true"/>
    </style:style>
    <style:style style:name="ro33" style:family="table-row">
      <style:table-row-properties style:row-height="1.579cm" fo:break-before="auto" style:use-optimal-row-height="true"/>
    </style:style>
    <style:style style:name="ro34" style:family="table-row">
      <style:table-row-properties style:row-height="2.369cm" fo:break-before="auto" style:use-optimal-row-height="true"/>
    </style:style>
    <style:style style:name="ro35" style:family="table-row">
      <style:table-row-properties style:row-height="2.658cm" fo:break-before="auto" style:use-optimal-row-height="true"/>
    </style:style>
    <style:style style:name="ro36" style:family="table-row">
      <style:table-row-properties style:row-height="2.448cm" fo:break-before="auto" style:use-optimal-row-height="true"/>
    </style:style>
    <style:style style:name="ro37" style:family="table-row">
      <style:table-row-properties style:row-height="2.184cm" fo:break-before="auto" style:use-optimal-row-height="true"/>
    </style:style>
    <style:style style:name="ro38" style:family="table-row">
      <style:table-row-properties style:row-height="1.473cm" fo:break-before="auto" style:use-optimal-row-height="true"/>
    </style:style>
    <style:style style:name="ro39" style:family="table-row">
      <style:table-row-properties style:row-height="2.027cm" fo:break-before="auto" style:use-optimal-row-height="true"/>
    </style:style>
    <style:style style:name="ro40" style:family="table-row">
      <style:table-row-properties style:row-height="2.895cm" fo:break-before="auto" style:use-optimal-row-height="true"/>
    </style:style>
    <style:style style:name="ro41" style:family="table-row">
      <style:table-row-properties style:row-height="1.395cm" fo:break-before="auto" style:use-optimal-row-height="true"/>
    </style:style>
    <style:style style:name="ro42" style:family="table-row">
      <style:table-row-properties style:row-height="3.475cm" fo:break-before="auto" style:use-optimal-row-height="true"/>
    </style:style>
    <style:style style:name="ro43" style:family="table-row">
      <style:table-row-properties style:row-height="1.42cm" fo:break-before="auto" style:use-optimal-row-height="true"/>
    </style:style>
    <style:style style:name="ro44" style:family="table-row">
      <style:table-row-properties style:row-height="0.736cm" fo:break-before="auto" style:use-optimal-row-height="true"/>
    </style:style>
    <style:style style:name="ro45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4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55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56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8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4">
            <text:p>0407 <text:s/>164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4">
            <text:p>0407 <text:s/>1642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4-07T16:42:46.85">
            <text:p>0407 <text:s/>1642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4-07T16:42:46.85">
            <text:p>0407 <text:s/>1642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7T16:42:46.85">
            <text:p>0407 <text:s/>164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98">
            <text:p>0407 <text:s/>1642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99">
            <text:p>0407 <text:s/>1642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99">
            <text:p>0407 <text:s/>1642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99">
            <text:p>0407 <text:s/>1642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99">
            <text:p>0407 <text:s/>1642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99">
            <text:p>0407 <text:s/>1642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6.99">
            <text:p>0407 <text:s/>1642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01">
            <text:p>0407 <text:s/>1642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02">
            <text:p>0407 <text:s/>1642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04">
            <text:p>0407 <text:s/>1642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04">
            <text:p>0407 <text:s/>1642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06">
            <text:p>0407 <text:s/>1642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07">
            <text:p>0407 <text:s/>1642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08">
            <text:p>0407 <text:s/>1642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08">
            <text:p>0407 <text:s/>1642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09">
            <text:p>0407 <text:s/>1642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1">
            <text:p>0407 <text:s/>1642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11">
            <text:p>0407 <text:s/>16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11">
            <text:p>0407 <text:s/>16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11">
            <text:p>0407 <text:s/>16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11">
            <text:p>0407 <text:s/>16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11">
            <text:p>0407 <text:s/>16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11">
            <text:p>0407 <text:s/>16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11">
            <text:p>0407 <text:s/>16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11">
            <text:p>0407 <text:s/>1642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11">
            <text:p>0407 <text:s/>1642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7T16:42:47.11">
            <text:p>0407 <text:s/>1642</text:p>
          </table:table-cell>
          <table:table-cell table:style-name="ce4" table:formula="of:=NOW()" office:value-type="date" office:date-value="2021-04-07T16:42:47.11">
            <text:p>0407 <text:s/>1642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7T16:42:47.11">
            <text:p>0407 <text:s/>164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7T16:42:47.23">
            <text:p>2021/4/7 16:42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7T16:42:47.23">
            <text:p>2021/4/7 16:42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4-07T16:42:47.23">
            <text:p>2021/4/7 16: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4-07">
            <text:p>4月7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7T16:42:47.24">
            <text:p>0407 <text:s/>1642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7T16:42:47.24">
            <text:p>0407 <text:s/>1642</text:p>
          </table:table-cell>
          <table:table-cell table:style-name="ce20" table:formula="of:=NOW()" office:value-type="date" office:date-value="2021-04-07T16:42:47.24">
            <text:p>0407 <text:s/>164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7T16:42:47.34">
            <text:p>0407 <text:s/>1642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5">
            <text:p>0407 <text:s/>1642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5">
            <text:p>0407 <text:s/>1642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5">
            <text:p>0407 <text:s/>1642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5">
            <text:p>0407 <text:s/>1642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7T16:42:47.35">
            <text:p>0407 <text:s/>1642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7T16:42:47.36">
            <text:p>0407 <text:s/>1642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6">
            <text:p>0407 <text:s/>1642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6">
            <text:p>0407 <text:s/>1642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6">
            <text:p>0407 <text:s/>1642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6">
            <text:p>0407 <text:s/>1642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6">
            <text:p>0407 <text:s/>1642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6">
            <text:p>0407 <text:s/>1642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6">
            <text:p>0407 <text:s/>1642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6">
            <text:p>0407 <text:s/>1642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6">
            <text:p>0407 <text:s/>1642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6">
            <text:p>0407 <text:s/>1642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7">
            <text:p>0407 <text:s/>164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7">
            <text:p>0407 <text:s/>164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37">
            <text:p>0407 <text:s/>1642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7T16:42:47.37">
            <text:p>0407 <text:s/>1642</text:p>
          </table:table-cell>
          <table:table-cell table:style-name="ce4" table:formula="of:=NOW()" office:value-type="date" office:date-value="2021-04-07T16:42:47.37">
            <text:p>0407 <text:s/>1642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7T16:42:47.37">
            <text:p>0407 <text:s/>1642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</text:span><text:span text:style-name="T1">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6">
            <text:p>0407 <text:s/>1642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</text:span><text:span text:style-name="T1">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6">
            <text:p>0407 <text:s/>1642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</text:span><text:span text:style-name="T1">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6">
            <text:p>0407 <text:s/>1642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6">
            <text:p>0407 <text:s/>1642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6">
            <text:p>0407 <text:s/>1642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6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6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6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7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7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7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7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7">
            <text:p>0407 <text:s/>1642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7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7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7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7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7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8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8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8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8">
            <text:p>0407 <text:s/>1642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8">
            <text:p>0407 <text:s/>1642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8">
            <text:p>0407 <text:s/>1642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8">
            <text:p>0407 <text:s/>1642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8">
            <text:p>0407 <text:s/>1642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7T16:42:47.48">
            <text:p>0407 <text:s/>1642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7T16:42:47.48">
            <text:p>0407 <text:s/>1642</text:p>
          </table:table-cell>
          <table:table-cell table:style-name="ce4" table:formula="of:=NOW()" office:value-type="date" office:date-value="2021-04-07T16:42:47.48">
            <text:p>0407 <text:s/>164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visibility="collapse" table:default-cell-style-name="ce14"/>
        <table:table-column table:style-name="co6" table:visibility="collapse" table:default-cell-style-name="ce14"/>
        <table:table-column table:style-name="co21" table:default-cell-style-name="ce14"/>
        <table:table-column table:style-name="co22" table:number-columns-repeated="23" table:default-cell-style-name="ce14"/>
        <table:table-column table:style-name="co6" table:default-cell-style-name="ce14"/>
        <table:table-column table:style-name="co2" table:number-columns-repeated="990" table:default-cell-style-name="ce14"/>
        <table:table-row table:style-name="ro1">
          <table:table-cell table:number-columns-repeated="9"/>
          <table:table-cell table:style-name="ce47" office:value-type="string">
            <text:p>sum</text:p>
          </table:table-cell>
          <table:table-cell table:style-name="ce50" table:formula="of:=COUNTIF([.K3:.K51];&quot;x&quot;)" office:value-type="float" office:value="0">
            <text:p>0</text:p>
          </table:table-cell>
          <table:table-cell table:style-name="ce50" table:formula="of:=COUNTIF([.L3:.L51];&quot;x&quot;)" office:value-type="float" office:value="0">
            <text:p>0</text:p>
          </table:table-cell>
          <table:table-cell table:style-name="ce50" table:formula="of:=COUNTIF([.M3:.M51];&quot;x&quot;)" office:value-type="float" office:value="0">
            <text:p>0</text:p>
          </table:table-cell>
          <table:table-cell table:style-name="ce50" table:formula="of:=COUNTIF([.N3:.N51];&quot;x&quot;)" office:value-type="float" office:value="3">
            <text:p>3</text:p>
          </table:table-cell>
          <table:table-cell table:style-name="ce50" table:formula="of:=COUNTIF([.O3:.O51];&quot;x&quot;)" office:value-type="float" office:value="3">
            <text:p>3</text:p>
          </table:table-cell>
          <table:table-cell table:style-name="ce50" table:formula="of:=COUNTIF([.P3:.P51];&quot;x&quot;)" office:value-type="float" office:value="4">
            <text:p>4</text:p>
          </table:table-cell>
          <table:table-cell table:style-name="ce50" table:formula="of:=COUNTIF([.Q3:.Q51];&quot;x&quot;)" office:value-type="float" office:value="4">
            <text:p>4</text:p>
          </table:table-cell>
          <table:table-cell table:style-name="ce50" table:formula="of:=COUNTIF([.R3:.R51];&quot;x&quot;)" office:value-type="float" office:value="4">
            <text:p>4</text:p>
          </table:table-cell>
          <table:table-cell table:style-name="ce50" table:formula="of:=COUNTIF([.S3:.S51];&quot;x&quot;)" office:value-type="float" office:value="4">
            <text:p>4</text:p>
          </table:table-cell>
          <table:table-cell table:style-name="ce50" table:formula="of:=COUNTIF([.T3:.T51];&quot;x&quot;)" office:value-type="float" office:value="4">
            <text:p>4</text:p>
          </table:table-cell>
          <table:table-cell table:style-name="ce50" table:formula="of:=COUNTIF([.U3:.U51];&quot;x&quot;)" office:value-type="float" office:value="4">
            <text:p>4</text:p>
          </table:table-cell>
          <table:table-cell table:style-name="ce50" table:formula="of:=COUNTIF([.V3:.V51];&quot;#x&quot;)" office:value-type="float" office:value="0">
            <text:p>0</text:p>
          </table:table-cell>
          <table:table-cell table:style-name="ce50" table:formula="of:=COUNTIF([.W3:.W51];&quot;#x&quot;)" office:value-type="float" office:value="0">
            <text:p>0</text:p>
          </table:table-cell>
          <table:table-cell table:style-name="ce50" table:formula="of:=COUNTIF([.X3:.X51];&quot;x&quot;)" office:value-type="float" office:value="4">
            <text:p>4</text:p>
          </table:table-cell>
          <table:table-cell table:style-name="ce50" table:formula="of:=COUNTIF([.Y3:.Y51];&quot;x&quot;)" office:value-type="float" office:value="4">
            <text:p>4</text:p>
          </table:table-cell>
          <table:table-cell table:style-name="ce50" table:formula="of:=COUNTIF([.Z3:.Z51];&quot;x&quot;)" office:value-type="float" office:value="4">
            <text:p>4</text:p>
          </table:table-cell>
          <table:table-cell table:style-name="ce50" table:formula="of:=COUNTIF([.AA3:.AA51];&quot;x&quot;)" office:value-type="float" office:value="4">
            <text:p>4</text:p>
          </table:table-cell>
          <table:table-cell table:style-name="ce50" table:formula="of:=COUNTIF([.AB3:.AB51];&quot;x&quot;)" office:value-type="float" office:value="4">
            <text:p>4</text:p>
          </table:table-cell>
          <table:table-cell table:style-name="ce50" table:formula="of:=COUNTIF([.AC3:.AC51];&quot;x&quot;)" office:value-type="float" office:value="4">
            <text:p>4</text:p>
          </table:table-cell>
          <table:table-cell table:style-name="ce50" table:formula="of:=COUNTIF([.AD3:.AD51];&quot;x&quot;)" office:value-type="float" office:value="4">
            <text:p>4</text:p>
          </table:table-cell>
          <table:table-cell table:style-name="ce50" table:formula="of:=COUNTIF([.AE3:.AE51];&quot;x&quot;)" office:value-type="float" office:value="4">
            <text:p>4</text:p>
          </table:table-cell>
          <table:table-cell table:style-name="ce50" table:formula="of:=COUNTIF([.AF3:.AF51];&quot;x&quot;)" office:value-type="float" office:value="2">
            <text:p>2</text:p>
          </table:table-cell>
          <table:table-cell table:style-name="ce50" table:formula="of:=COUNTIF([.AG3:.AG51];&quot;x&quot;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 table:formula="of:=NOW()" office:value-type="date" office:date-value="2021-04-07T16:42:47.58">
            <text:p>2021/4/7 16:42</text:p>
          </table:table-cell>
          <table:table-cell table:style-name="ce48" table:number-columns-repeated="4"/>
          <table:table-cell table:style-name="ce48" office:value-type="date" office:date-value="2021-04-06T10:08:33.89">
            <text:p>0406</text:p>
          </table:table-cell>
          <table:table-cell table:style-name="ce48" office:value-type="date" office:date-value="2021-04-05T16:16:55.55">
            <text:p>0405</text:p>
          </table:table-cell>
          <table:table-cell table:style-name="ce48" office:value-type="date" office:date-value="2021-04-04T11:08:29.720001">
            <text:p>0404</text:p>
          </table:table-cell>
          <table:table-cell table:style-name="ce48" office:value-type="date" office:date-value="2021-04-02T13:42:14.09">
            <text:p>0402</text:p>
          </table:table-cell>
          <table:table-cell table:style-name="ce48" office:value-type="date" office:date-value="2021-04-01T08:22:23.56">
            <text:p>0401</text:p>
          </table:table-cell>
          <table:table-cell table:style-name="ce48" office:value-type="date" office:date-value="2021-03-31T10:25:40.24">
            <text:p>0331</text:p>
          </table:table-cell>
          <table:table-cell table:style-name="ce48" office:value-type="date" office:date-value="2021-03-30T11:27:19.89">
            <text:p>0330</text:p>
          </table:table-cell>
          <table:table-cell table:style-name="ce48" office:value-type="date" office:date-value="2021-03-29T11:19:08.31">
            <text:p>0329</text:p>
          </table:table-cell>
          <table:table-cell table:style-name="ce48" office:value-type="date" office:date-value="2021-03-14T09:58:24.01">
            <text:p>0314</text:p>
          </table:table-cell>
          <table:table-cell table:number-columns-repeated="2" table:style-name="ce48" office:value-type="date" office:date-value="2021-03-16T13:13:24.55">
            <text:p>0316</text:p>
          </table:table-cell>
          <table:table-cell table:style-name="ce48" office:value-type="date" office:date-value="2021-03-22T16:12:27.14">
            <text:p>0322</text:p>
          </table:table-cell>
          <table:table-cell table:style-name="ce48" office:value-type="date" office:date-value="2021-03-23T09:01:42.32">
            <text:p>0323</text:p>
          </table:table-cell>
          <table:table-cell table:style-name="ce48" office:value-type="date" office:date-value="2021-03-24T14:24:06.71">
            <text:p>0324</text:p>
          </table:table-cell>
          <table:table-cell table:style-name="ce48" office:value-type="date" office:date-value="2021-03-25T12:58:58.76">
            <text:p>0325</text:p>
          </table:table-cell>
          <table:table-cell table:style-name="ce48" office:value-type="date" office:date-value="2021-03-26T12:28:10.07">
            <text:p>0326</text:p>
          </table:table-cell>
          <table:table-cell table:style-name="ce48" office:value-type="date" office:date-value="2021-03-27T08:16:24.96">
            <text:p>0327</text:p>
          </table:table-cell>
          <table:table-cell table:style-name="ce48" office:value-type="date" office:date-value="2021-03-28T08:31:58.37">
            <text:p>0328</text:p>
          </table:table-cell>
          <table:table-cell table:style-name="ce48" office:value-type="date" office:date-value="2021-03-29T11:19:08.31">
            <text:p>0329</text:p>
          </table:table-cell>
          <table:table-cell table:style-name="ce48"/>
          <table:table-cell table:style-name="ce20" table:formula="of:=NOW()" office:value-type="date" office:date-value="2021-04-07T16:42:47.58">
            <text:p>0407 <text:s/>1642</text:p>
          </table:table-cell>
          <table:table-cell table:number-columns-repeated="990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3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formula="of:=COUNTIF([.K3:.AF3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3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ô[차~1 tô để đến đây.</text:p>
          </table:table-cell>
          <table:table-cell table:style-name="ce17" table:formula="of:=COUNTIF([.I4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formula="of:=COUNTIF([.K4:.AF4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 office:value-type="string">
            <text:p>Tôi hiểu. đó là đúng.</text:p>
          </table:table-cell>
          <table:table-cell table:style-name="ce17" table:formula="of:=COUNTIF([.I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5]-[.F5]" office:value-type="time" office:time-value="PT00H05M55.48S">
            <text:p>05:55.48</text:p>
          </table:table-cell>
          <table:table-cell table:style-name="ce23"/>
          <table:table-cell table:formula="of:=COUNTIF([.K5:.AF5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 office:value-type="string">
            <text:p>Tôi rất mệt. đó là một ngày dài.</text:p>
          </table:table-cell>
          <table:table-cell table:style-name="ce17" table:formula="of:=COUNTIF([.I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formula="of:=COUNTIF([.K6:.AF6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4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 office:value-type="string">
            <text:p>hôm nay trời có gió. ở đây rất lạnh.</text:p>
          </table:table-cell>
          <table:table-cell table:style-name="ce17" table:formula="of:=COUNTIF([.I7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formula="of:=COUNTIF([.K7:.AF7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4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hời gian: hôm nay, hôm qua, ngày mai.</text:p>
          </table:table-cell>
          <table:table-cell table:style-name="ce17" table:formula="of:=COUNTIF([.I8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formula="of:=COUNTIF([.K8:.AF8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7T16:42:47.59">
            <text:p>0407 <text:s/>1642</text:p>
          </table:table-cell>
          <table:table-cell table:number-columns-repeated="990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4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9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9:.AF9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7T16:42:47.6">
            <text:p>0407 <text:s/>1642</text:p>
          </table:table-cell>
          <table:table-cell table:number-columns-repeated="990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4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10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formula="of:=COUNTIF([.K10:.AF10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7T16:42:47.6">
            <text:p>0407 <text:s/>1642</text:p>
          </table:table-cell>
          <table:table-cell table:number-columns-repeated="990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1:.AF11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2:.AF12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3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formula="of:=COUNTIF([.K13:.AF13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/>
          <table:table-cell table:style-name="ce45" office:value-type="string">
            <text:p>bạn đến từ đâu ở việt nam?</text:p>
          </table:table-cell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formula="of:=COUNTIF([.K14:.AF14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/>
          <table:table-cell table:style-name="ce45" office:value-type="string">
            <text:p>đây là một cái lỗ. nó nguy hiểm. Tôi không có một sợi dây.</text:p>
          </table:table-cell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formula="of:=COUNTIF([.K15:.AF15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formula="of:=COUNTIF([.K16:.AF16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formula="of:=COUNTIF([.K17:.AF17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6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/>
          <table:table-cell table:style-name="ce45" office:value-type="string">
            <text:p>nó nằm ở đâu tại việt nam? nam, bắc, trung tâm?</text:p>
          </table:table-cell>
          <table:table-cell table:style-name="ce45" table:formula="of:=COUNTIF([.I18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formula="of:=COUNTIF([.K18:.AF18];&quot;x&quot;)" office:value-type="float" office:value="2">
            <text:p>2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19:.AF19];&quot;x&quot;)" office:value-type="float" office:value="2">
            <text:p>2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formula="of:=COUNTIF([.K20:.AF20];&quot;x&quot;)" office:value-type="float" office:value="2">
            <text:p>2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7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4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 office:value-type="string">
            <text:p>when: đêm qua bạn ngủ khi nào?</text:p>
          </table:table-cell>
          <table:table-cell table:style-name="ce17" table:formula="of:=COUNTIF([.I2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1:.AF21];&quot;x&quot;)"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4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2:.AF22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4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3:.AF23];&quot;x&quot;)"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4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formula="of:=COUNTIF([.K24:.AF24];&quot;x&quot;)" office:value-type="float" office:value="1">
            <text:p>1</text:p>
          </table:table-cell>
          <table:table-cell table:style-name="ce49" table:number-columns-repeated="10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o</text:p>
          </table:table-cell>
          <table:table-cell table:style-name="ce49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25:.AF25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 office:value-type="string">
            <text:p>bạn có thể nói lại lần nữa không? chậm rãi?</text:p>
          </table:table-cell>
          <table:table-cell table:style-name="ce17" table:formula="of:=COUNTIF([.I26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formula="of:=COUNTIF([.K26:.AF26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4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27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formula="of:=COUNTIF([.K27:.AF27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7T16:42:47.66">
            <text:p>0407 <text:s/>1642</text:p>
          </table:table-cell>
          <table:table-cell table:number-columns-repeated="990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4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formula="of:=COUNTIF([.K28:.AF28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0" table:formula="of:=NOW()" office:value-type="date" office:date-value="2021-04-07T16:42:47.66">
            <text:p>0407 <text:s/>1642</text:p>
          </table:table-cell>
          <table:table-cell table:number-columns-repeated="990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4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formula="of:=COUNTIF([.K29:.AF29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7T16:42:47.66">
            <text:p>0407 <text:s/>1642</text:p>
          </table:table-cell>
          <table:table-cell table:number-columns-repeated="990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0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0:.AF30];&quot;x&quot;)" office:value-type="float" office:value="1">
            <text:p>1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7T16:42:47.67">
            <text:p>2021/4/7 16:42</text:p>
          </table:table-cell>
          <table:table-cell table:number-columns-repeated="990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31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1:.AF31];&quot;x&quot;)" office:value-type="float" office:value="1">
            <text:p>1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7T16:42:47.67">
            <text:p>2021/4/7 16:42</text:p>
          </table:table-cell>
          <table:table-cell table:number-columns-repeated="990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4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32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formula="of:=COUNTIF([.K32:.AF32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formula="of:=NOW()" office:value-type="date" office:date-value="2021-04-07T16:42:47.67">
            <text:p>2021/4/7 16:42</text:p>
          </table:table-cell>
          <table:table-cell table:number-columns-repeated="990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4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ây giờ bạn có cảm thấy ốm không?</text:p>
          </table:table-cell>
          <table:table-cell table:style-name="ce17" table:formula="of:=COUNTIF([.I33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formula="of:=COUNTIF([.K33:.AF33];&quot;x&quot;)"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formula="of:=TODAY()" office:value-type="date" office:date-value="2021-04-07">
            <text:p>4月7日</text:p>
          </table:table-cell>
          <table:table-cell table:number-columns-repeated="990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4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34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formula="of:=COUNTIF([.K34:.AF34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7T16:42:47.68">
            <text:p>0407 <text:s/>1642</text:p>
          </table:table-cell>
          <table:table-cell table:number-columns-repeated="990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3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5:.AF35];&quot;x&quot;)" office:value-type="float" office:value="2">
            <text:p>2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51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3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6:.AF36];&quot;x&quot;)" office:value-type="float" office:value="2">
            <text:p>2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51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37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37:.AF37];&quot;x&quot;)" office:value-type="float" office:value="2">
            <text:p>2</text:p>
          </table:table-cell>
          <table:table-cell table:style-name="ce49" table:number-columns-repeated="11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38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8:.AF38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/>
          <table:table-cell table:style-name="ce45" office:value-type="string">
            <text:p>bằng cách: Tôi đến đây bằng tàu[기차~1 hỏa.</text:p>
          </table:table-cell>
          <table:table-cell table:style-name="ce45" table:formula="of:=COUNTIF([.I39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9:.AF39];&quot;x&quot;)" office:value-type="float" office:value="2">
            <text:p>2</text:p>
          </table:table-cell>
          <table:table-cell table:style-name="ce49" table:number-columns-repeated="10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4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40:.AF40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3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1:.AF41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3">
            <text:p>23</text:p>
          </table:table-cell>
          <table:table-cell table:style-name="ce44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</table:table-cell>
          <table:table-cell table:style-name="ce17" table:formula="of:=COUNTIF([.I4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2:.AF42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43:.AF43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44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formula="of:=COUNTIF([.K44:.AF44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3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5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45:.AF45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4-07T16:42:47.7">
            <text:p>0407 <text:s/>1642</text:p>
          </table:table-cell>
          <table:table-cell table:number-columns-repeated="990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4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6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formula="of:=COUNTIF([.K46:.AF46];&quot;x&quot;)" office:value-type="float" office:value="2">
            <text:p>2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table:style-name="ce20" table:formula="of:=NOW()" office:value-type="date" office:date-value="2021-04-07T16:42:47.71">
            <text:p>0407 <text:s/>1642</text:p>
          </table:table-cell>
          <table:table-cell table:number-columns-repeated="990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3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formula="of:=COUNTIF([.K47:.AF47];&quot;x&quot;)" office:value-type="float" office:value="3">
            <text:p>3</text:p>
          </table:table-cell>
          <table:table-cell table:style-name="ce49" table:number-columns-repeated="10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20" table:formula="of:=NOW()" office:value-type="date" office:date-value="2021-04-07T16:42:47.71">
            <text:p>0407 <text:s/>1642</text:p>
          </table:table-cell>
          <table:table-cell table:number-columns-repeated="990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48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48:.AF48];&quot;x&quot;)" office:value-type="float" office:value="4">
            <text:p>4</text:p>
          </table:table-cell>
          <table:table-cell table:style-name="ce51" table:number-columns-repeated="10"/>
          <table:table-cell table:style-name="ce51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51" table:number-columns-repeated="4"/>
          <table:table-cell table:style-name="ce51" office:value-type="string">
            <text:p>x</text:p>
          </table:table-cell>
          <table:table-cell table:style-name="ce51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1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7T16:42:47.71">
            <text:p>0407 <text:s/>1642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1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7T16:42:47.71">
            <text:p>0407 <text:s/>1642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1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7T16:42:47.71">
            <text:p>0407 <text:s/>1642</text:p>
          </table:table-cell>
          <table:table-cell table:number-columns-repeated="990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table:style-name="ce20" table:formula="of:=NOW()" office:value-type="date" office:date-value="2021-04-07T16:42:47.71">
            <text:p>0407 <text:s/>1642</text:p>
          </table:table-cell>
          <table:table-cell office:value-type="string">
            <text:p>*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T48:.AF48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3" table:number-columns-repeated="2" table:default-cell-style-name="ce1"/>
        <table:table-column table:style-name="co10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2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1" table:default-cell-style-name="ce1"/>
        <table:table-row table:style-name="ro1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52" table:formula="of:=CONCATENATE(&quot;(&quot;;MAX([.A3:.A12]);&quot;)&quot;)" office:value-type="string" office:string-value="(10)">
            <text:p>(10)</text:p>
          </table:table-cell>
          <table:table-cell table:style-name="ce52" table:formula="of:=CONCATENATE(&quot;(&quot;;COUNTA([.B3:.B140]);&quot;)&quot;)" office:value-type="string" office:string-value="(138)">
            <text:p>(138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D3:.D140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53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1">
            <text:p>0407 <text:s/>1642</text:p>
          </table:table-cell>
          <table:table-cell table:number-columns-repeated="1011"/>
        </table:table-row>
        <table:table-row table:style-name="ro9">
          <table:table-cell table:number-columns-repeated="2"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2">
            <text:p>0407 <text:s/>1642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3">
            <text:p>0407 <text:s/>1642</text:p>
          </table:table-cell>
          <table:table-cell table:number-columns-repeated="1011"/>
        </table:table-row>
        <table:table-row table:style-name="ro24">
          <table:table-cell table:number-columns-repeated="2"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3">
            <text:p>0407 <text:s/>1642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4">
            <text:p>0407 <text:s/>1642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4">
            <text:p>0407 <text:s/>1642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4">
            <text:p>0407 <text:s/>1642</text:p>
          </table:table-cell>
          <table:table-cell table:number-columns-repeated="1011"/>
        </table:table-row>
        <table:table-row table:style-name="ro17">
          <table:table-cell table:number-columns-repeated="2" table:style-name="ce6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4">
            <text:p>0407 <text:s/>1642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4">
            <text:p>0407 <text:s/>1642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4">
            <text:p>0407 <text:s/>16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4">
            <text:p>0407 <text:s/>16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4">
            <text:p>0407 <text:s/>16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4">
            <text:p>0407 <text:s/>16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4">
            <text:p>0407 <text:s/>16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4">
            <text:p>0407 <text:s/>1642</text:p>
          </table:table-cell>
          <table:table-cell table:number-columns-repeated="1011"/>
        </table:table-row>
        <table:table-row table:style-name="ro26">
          <table:table-cell table:number-columns-repeated="2" table:style-name="ce6" office:value-type="float" office:value="16">
            <text:p>1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5">
            <text:p>0407 <text:s/>1642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17">
            <text:p>1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5">
            <text:p>0407 <text:s/>1642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18">
            <text:p>1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5">
            <text:p>0407 <text:s/>16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9">
            <text:p>1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5">
            <text:p>0407 <text:s/>1642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20">
            <text:p>2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5">
            <text:p>0407 <text:s/>1642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1">
            <text:p>2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5">
            <text:p>0407 <text:s/>16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22">
            <text:p>2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5">
            <text:p>0407 <text:s/>1642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3">
            <text:p>2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6">
            <text:p>0407 <text:s/>1642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4">
            <text:p>2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6">
            <text:p>0407 <text:s/>1642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25">
            <text:p>2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6">
            <text:p>0407 <text:s/>1642</text:p>
          </table:table-cell>
          <table:table-cell table:number-columns-repeated="1011"/>
        </table:table-row>
        <table:table-row table:style-name="ro28"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7T07:35:47.09">
            <text:p>0327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6">
            <text:p>0407 <text:s/>1642</text:p>
          </table:table-cell>
          <table:table-cell table:number-columns-repeated="1011"/>
        </table:table-row>
        <table:table-row table:style-name="ro25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6">
            <text:p>0407 <text:s/>1642</text:p>
          </table:table-cell>
          <table:table-cell table:number-columns-repeated="1011"/>
        </table:table-row>
        <table:table-row table:style-name="ro29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7">
            <text:p>0407 <text:s/>1642</text:p>
          </table:table-cell>
          <table:table-cell table:number-columns-repeated="1011"/>
        </table:table-row>
        <table:table-row table:style-name="ro30"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10" office:value-type="string">
            <text:p>any sound that comes well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7">
            <text:p>0407 <text:s/>1642</text:p>
          </table:table-cell>
          <table:table-cell table:number-columns-repeated="1011"/>
        </table:table-row>
        <table:table-row table:style-name="ro31"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10" office:value-type="string">
            <text:p>thirdly, when i blow other holes, i change the shape of my mouth accordingly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7">
            <text:p>0407 <text:s/>1642</text:p>
          </table:table-cell>
          <table:table-cell table:number-columns-repeated="1011"/>
        </table:table-row>
        <table:table-row table:style-name="ro32">
          <table:table-cell table:style-name="ce6" office:value-type="float" office:value="31">
            <text:p>31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7">
            <text:p>0407 <text:s/>1642</text:p>
          </table:table-cell>
          <table:table-cell table:number-columns-repeated="1011"/>
        </table:table-row>
        <table:table-row table:style-name="ro33"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7">
            <text:p>0407 <text:s/>1642</text:p>
          </table:table-cell>
          <table:table-cell table:number-columns-repeated="1011"/>
        </table:table-row>
        <table:table-row table:style-name="ro33"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7">
            <text:p>0407 <text:s/>1642</text:p>
          </table:table-cell>
          <table:table-cell table:number-columns-repeated="1011"/>
        </table:table-row>
        <table:table-row table:style-name="ro16">
          <table:table-cell table:style-name="ce6" office:value-type="float" office:value="34">
            <text:p>34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10" office:value-type="string">
            <text:p>dobra pogoda. nie ma deszczu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7">
            <text:p>0407 <text:s/>1642</text:p>
          </table:table-cell>
          <table:table-cell table:number-columns-repeated="1011"/>
        </table:table-row>
        <table:table-row table:style-name="ro16"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10" office:value-type="string">
            <text:p>Daję im jedzenie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7">
            <text:p>0407 <text:s/>1642</text:p>
          </table:table-cell>
          <table:table-cell table:number-columns-repeated="1011"/>
        </table:table-row>
        <table:table-row table:style-name="ro16"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10" office:value-type="string">
            <text:p>yawm'l'jumA / a'thaadis wa'l'ashriyn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8">
            <text:p>0407 <text:s/>1642</text:p>
          </table:table-cell>
          <table:table-cell table:number-columns-repeated="1011"/>
        </table:table-row>
        <table:table-row table:style-name="ro16">
          <table:table-cell table:style-name="ce6" office:value-type="float" office:value="37">
            <text:p>37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10" office:value-type="string">
            <text:p>aAt^iy / a't^aAAma[food / lil'qit^at^i</text:p>
          </table:table-cell>
          <table:table-cell table:style-name="ce24" office:value-type="string">
            <text:p>i give food to the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8">
            <text:p>0407 <text:s/>1642</text:p>
          </table:table-cell>
          <table:table-cell table:number-columns-repeated="1011"/>
        </table:table-row>
        <table:table-row table:style-name="ro19">
          <table:table-cell table:style-name="ce6" office:value-type="float" office:value="38">
            <text:p>38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10" office:value-type="string">
            <text:p>joom'e / biyst wa'sheesh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8">
            <text:p>0407 <text:s/>1642</text:p>
          </table:table-cell>
          <table:table-cell table:number-columns-repeated="1011"/>
        </table:table-row>
        <table:table-row table:style-name="ro34"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 no rain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8">
            <text:p>0407 <text:s/>1642</text:p>
          </table:table-cell>
          <table:table-cell table:number-columns-repeated="1011"/>
        </table:table-row>
        <table:table-row table:style-name="ro31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8T08:36:20.230001">
            <text:p>0328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8">
            <text:p>0407 <text:s/>1642</text:p>
          </table:table-cell>
          <table:table-cell table:number-columns-repeated="1011"/>
        </table:table-row>
        <table:table-row table:style-name="ro31"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8">
            <text:p>0407 <text:s/>1642</text:p>
          </table:table-cell>
          <table:table-cell table:number-columns-repeated="1011"/>
        </table:table-row>
        <table:table-row table:style-name="ro16">
          <table:table-cell table:style-name="ce6" office:value-type="float" office:value="42">
            <text:p>42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8">
            <text:p>0407 <text:s/>1642</text:p>
          </table:table-cell>
          <table:table-cell table:number-columns-repeated="1011"/>
        </table:table-row>
        <table:table-row table:style-name="ro16"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8">
            <text:p>0407 <text:s/>1642</text:p>
          </table:table-cell>
          <table:table-cell table:number-columns-repeated="1011"/>
        </table:table-row>
        <table:table-row table:style-name="ro31">
          <table:table-cell table:style-name="ce6" office:value-type="float" office:value="44">
            <text:p>4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9">
            <text:p>0407 <text:s/>1642</text:p>
          </table:table-cell>
          <table:table-cell table:number-columns-repeated="1011"/>
        </table:table-row>
        <table:table-row table:style-name="ro35"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9">
            <text:p>0407 <text:s/>1642</text:p>
          </table:table-cell>
          <table:table-cell table:number-columns-repeated="1011"/>
        </table:table-row>
        <table:table-row table:style-name="ro32">
          <table:table-cell table:style-name="ce6" office:value-type="float" office:value="46">
            <text:p>46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9">
            <text:p>0407 <text:s/>1642</text:p>
          </table:table-cell>
          <table:table-cell table:number-columns-repeated="1011"/>
        </table:table-row>
        <table:table-row table:style-name="ro36"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9">
            <text:p>0407 <text:s/>1642</text:p>
          </table:table-cell>
          <table:table-cell table:number-columns-repeated="1011"/>
        </table:table-row>
        <table:table-row table:style-name="ro25">
          <table:table-cell table:style-name="ce6" office:value-type="float" office:value="48">
            <text:p>48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10" office:value-type="string">
            <text:p>dvatsat` shiem`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9">
            <text:p>0407 <text:s/>1642</text:p>
          </table:table-cell>
          <table:table-cell table:number-columns-repeated="1011"/>
        </table:table-row>
        <table:table-row table:style-name="ro25"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9">
            <text:p>0407 <text:s/>1642</text:p>
          </table:table-cell>
          <table:table-cell table:number-columns-repeated="1011"/>
        </table:table-row>
        <table:table-row table:style-name="ro25"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9">
            <text:p>0407 <text:s/>1642</text:p>
          </table:table-cell>
          <table:table-cell table:number-columns-repeated="1011"/>
        </table:table-row>
        <table:table-row table:style-name="ro16">
          <table:table-cell table:style-name="ce6" office:value-type="float" office:value="51">
            <text:p>51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10"/>
          <table:table-cell table:style-name="ce24" office:value-type="string">
            <text:p>i ride bicycle when i go to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9">
            <text:p>0407 <text:s/>1642</text:p>
          </table:table-cell>
          <table:table-cell table:number-columns-repeated="1011"/>
        </table:table-row>
        <table:table-row table:style-name="ro34">
          <table:table-cell table:style-name="ce6" office:value-type="float" office:value="52">
            <text:p>52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10" office:value-type="string">
            <text:p>dhaliyka / yawma'sapti / a'saaba wa'al'ashriyn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9">
            <text:p>0407 <text:s/>1642</text:p>
          </table:table-cell>
          <table:table-cell table:number-columns-repeated="1011"/>
        </table:table-row>
        <table:table-row table:style-name="ro25">
          <table:table-cell table:style-name="ce6" office:value-type="float" office:value="53">
            <text:p>53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89">
            <text:p>0407 <text:s/>1642</text:p>
          </table:table-cell>
          <table:table-cell table:number-columns-repeated="1011"/>
        </table:table-row>
        <table:table-row table:style-name="ro16">
          <table:table-cell table:style-name="ce6" office:value-type="float" office:value="54">
            <text:p>54</text:p>
          </table:table-cell>
          <table:table-cell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10" office:value-type="string">
            <text:p>aAt^iy / a't^aAAma / lil'qit^at^i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">
            <text:p>0407 <text:s/>1642</text:p>
          </table:table-cell>
          <table:table-cell table:number-columns-repeated="1011"/>
        </table:table-row>
        <table:table-row table:style-name="ro16">
          <table:table-cell table:style-name="ce6" office:value-type="float" office:value="55">
            <text:p>55</text:p>
          </table:table-cell>
          <table:table-cell table:style-name="ce6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10" office:value-type="string">
            <text:p>asmaUhum[their-names / AAlaa'tawaaliy</text:p>
          </table:table-cell>
          <table:table-cell table:style-name="ce24" office:value-type="string">
            <text:p>their names are kuro and mike, respectivel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">
            <text:p>0407 <text:s/>1642</text:p>
          </table:table-cell>
          <table:table-cell table:number-columns-repeated="1011"/>
        </table:table-row>
        <table:table-row table:style-name="ro19">
          <table:table-cell table:style-name="ce6" office:value-type="float" office:value="56">
            <text:p>56</text:p>
          </table:table-cell>
          <table:table-cell table:style-name="ce6" office:value-type="float" office:value="17">
            <text:p>1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10" office:value-type="string">
            <text:p>biyst wa'haaft</text:p>
          </table:table-cell>
          <table:table-cell table:style-name="ce24" office:value-type="string">
            <text:p>it was saturday, march 27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">
            <text:p>0407 <text:s/>1642</text:p>
          </table:table-cell>
          <table:table-cell table:number-columns-repeated="1011"/>
        </table:table-row>
        <table:table-row table:style-name="ro19">
          <table:table-cell table:style-name="ce6" office:value-type="float" office:value="57">
            <text:p>57</text:p>
          </table:table-cell>
          <table:table-cell table:style-name="ce6" office:value-type="float" office:value="18">
            <text:p>1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10"/>
          <table:table-cell table:style-name="ce24" office:value-type="string">
            <text:p>it was a fine weather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">
            <text:p>0407 <text:s/>1642</text:p>
          </table:table-cell>
          <table:table-cell table:number-columns-repeated="1011"/>
        </table:table-row>
        <table:table-row table:style-name="ro19">
          <table:table-cell table:style-name="ce6" table:formula="of:=ROW()-2" office:value-type="float" office:value="58">
            <text:p>58</text:p>
          </table:table-cell>
          <table:table-cell table:style-name="ce6" office:value-type="float" office:value="19">
            <text:p>1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10" office:value-type="string">
            <text:p>dar / otaa_Ge / gjarm</text:p>
          </table:table-cell>
          <table:table-cell table:style-name="ce24" office:value-type="string">
            <text:p>It was warm in the room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59">
            <text:p>59</text:p>
          </table:table-cell>
          <table:table-cell table:style-name="ce6" table:formula="of:=ROW()-60" office:value-type="float" office:value="1">
            <text:p>1</text:p>
          </table:table-cell>
          <table:table-cell table:style-name="ce3" office:value-type="date" office:date-value="2021-03-29T11:54:59.39">
            <text:p>0329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0">
            <text:p>60</text:p>
          </table:table-cell>
          <table:table-cell table:style-name="ce6" table:formula="of:=ROW()-60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1">
            <text:p>61</text:p>
          </table:table-cell>
          <table:table-cell table:style-name="ce6" table:formula="of:=ROW()-60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2">
            <text:p>62</text:p>
          </table:table-cell>
          <table:table-cell table:style-name="ce6" table:formula="of:=ROW()-60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">
            <text:p>0407 <text:s/>1642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3">
            <text:p>63</text:p>
          </table:table-cell>
          <table:table-cell table:style-name="ce6" table:formula="of:=ROW()-60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">
            <text:p>0407 <text:s/>16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4">
            <text:p>64</text:p>
          </table:table-cell>
          <table:table-cell table:style-name="ce6" table:formula="of:=ROW()-60" office:value-type="float" office:value="6">
            <text:p>6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">
            <text:p>0407 <text:s/>16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5">
            <text:p>65</text:p>
          </table:table-cell>
          <table:table-cell table:style-name="ce6" table:formula="of:=ROW()-60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">
            <text:p>0407 <text:s/>1642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6">
            <text:p>66</text:p>
          </table:table-cell>
          <table:table-cell table:style-name="ce6" table:formula="of:=ROW()-60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7">
            <text:p>67</text:p>
          </table:table-cell>
          <table:table-cell table:style-name="ce6" table:formula="of:=ROW()-60" office:value-type="float" office:value="9">
            <text:p>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8">
            <text:p>68</text:p>
          </table:table-cell>
          <table:table-cell table:style-name="ce6" table:formula="of:=ROW()-60" office:value-type="float" office:value="10">
            <text:p>10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9">
            <text:p>69</text:p>
          </table:table-cell>
          <table:table-cell table:style-name="ce6" table:formula="of:=ROW()-[.A71]-1" office:value-type="float" office:value="1">
            <text:p>1</text:p>
          </table:table-cell>
          <table:table-cell table:style-name="ce3" office:value-type="date" office:date-value="2021-03-30T11:47:00.84">
            <text:p>0330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어제는 미케도 자꾸 "뒹굴" 을 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0">
            <text:p>70</text:p>
          </table:table-cell>
          <table:table-cell table:style-name="ce6" table:formula="of:=[.B71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1">
            <text:p>71</text:p>
          </table:table-cell>
          <table:table-cell table:style-name="ce6" table:formula="of:=[.B72]+1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먹이주기 시작했을 당시, 미케는 내가 옹벽에 가면, 자꾸 큰 소리로 울리고 있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2">
            <text:p>72</text:p>
          </table:table-cell>
          <table:table-cell table:style-name="ce6" table:formula="of:=[.B73]+1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버려진 것에 의해 아마도 느꼈을 두려움. 그 두려움에서 이럭저럭 벗어나고 싶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3">
            <text:p>73</text:p>
          </table:table-cell>
          <table:table-cell table:style-name="ce6" table:formula="of:=[.B74]+1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4">
            <text:p>74</text:p>
          </table:table-cell>
          <table:table-cell table:style-name="ce6" table:formula="of:=[.B75]+1" office:value-type="float" office:value="6">
            <text:p>6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지금은, 예를 들어, 어제는, 고체를 <text:s/>내가 주는 걸 기다리고 있을 때, 미케는 나를 보고 있었다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5">
            <text:p>75</text:p>
          </table:table-cell>
          <table:table-cell table:style-name="ce6" table:formula="of:=[.B76]+1" office:value-type="float" office:value="7">
            <text:p>7</text:p>
          </table:table-cell>
          <table:table-cell table:style-name="ce3"/>
          <table:table-cell table:style-name="ce53" office:value-type="float" office:value="7">
            <text:p>7</text:p>
          </table:table-cell>
          <table:table-cell table:style-name="ce27" office:value-type="string">
            <text:p>/ 그 때, 미케의 눈은 홍채 부분이 검은 색이다. 즉, 초점을 나에게 맞추고 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6">
            <text:p>76</text:p>
          </table:table-cell>
          <table:table-cell table:style-name="ce6" table:formula="of:=ROW()-[.A78]-1" office:value-type="float" office:value="1">
            <text:p>1</text:p>
          </table:table-cell>
          <table:table-cell table:style-name="ce3" office:value-type="date" office:date-value="2021-03-31T10:25:30.35">
            <text:p>033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다시, 산책 갈 때, 미케가 자꾸 "뒹굴" 을 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5">
          <table:table-cell table:style-name="ce6" table:formula="of:=ROW()-2" office:value-type="float" office:value="77">
            <text:p>77</text:p>
          </table:table-cell>
          <table:table-cell table:style-name="ce6" table:formula="of:=[.B78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응석을 나타내는 행동의 하나 일 것이다.</text:p>
          </table:table-cell>
          <table:table-cell table:style-name="ce10" office:value-type="string">
            <text:p>甘えを表す行動の一つなのだろう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8">
            <text:p>78</text:p>
          </table:table-cell>
          <table:table-cell table:style-name="ce6" table:formula="of:=[.B79]+1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10" office:value-type="string">
            <text:p>昨日、気づいたこと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9">
            <text:p>79</text:p>
          </table:table-cell>
          <table:table-cell table:style-name="ce6" table:formula="of:=[.B80]+1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27">
          <table:table-cell table:style-name="ce6" table:formula="of:=ROW()-2" office:value-type="float" office:value="80">
            <text:p>80</text:p>
          </table:table-cell>
          <table:table-cell table:style-name="ce6" table:formula="of:=[.B81]+1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이렇게 생각하면, 혹시 크로도 자기의 감정을 얼려지고 있는지도 모른다.</text:p>
          </table:table-cell>
          <table:table-cell table:style-name="ce10" office:value-type="string">
            <text:p>このように考えると、もしかしたらクロも自分の感情を凍らているのかもしれない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1">
            <text:p>81</text:p>
          </table:table-cell>
          <table:table-cell table:style-name="ce6" table:formula="of:=[.B82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muzyka : wczoraj zacząłem koto. znowu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2">
            <text:p>82</text:p>
          </table:table-cell>
          <table:table-cell table:style-name="ce6" table:formula="of:=[.B83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użyłem łuku do wydawania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3">
            <text:p>83</text:p>
          </table:table-cell>
          <table:table-cell table:style-name="ce6" table:formula="of:=[.B84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obejrzałem jeden wideo, któregoś dnia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4">
            <text:p>84</text:p>
          </table:table-cell>
          <table:table-cell table:style-name="ce6" table:formula="of:=[.B85]+1" office:value-type="float" office:value="9">
            <text:p>9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wideo, w który osoba zagrał koreański koto z łukiem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1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5">
            <text:p>85</text:p>
          </table:table-cell>
          <table:table-cell table:style-name="ce6" table:formula="of:=[.B86]+1" office:value-type="float" office:value="10">
            <text:p>10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pierwotnie, mi się podobało dźwięki skrzypiec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2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6">
            <text:p>86</text:p>
          </table:table-cell>
          <table:table-cell table:style-name="ce6" table:formula="of:=[.B87]+1" office:value-type="float" office:value="11">
            <text:p>11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więc, kiedy obejrzałem te wideo, myślałem o zagraniu japoński koto w taki sposób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2">
            <text:p>0407 <text:s/>1642</text:p>
          </table:table-cell>
          <table:table-cell table:number-columns-repeated="1011"/>
        </table:table-row>
        <table:table-row table:style-name="ro33">
          <table:table-cell table:style-name="ce6" table:formula="of:=ROW()-2" office:value-type="float" office:value="87">
            <text:p>87</text:p>
          </table:table-cell>
          <table:table-cell table:style-name="ce6" table:formula="of:=[.B88]+1" office:value-type="float" office:value="12">
            <text:p>1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在继续。昨天呢，但是，尝试一个新的对策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2">
            <text:p>0407 <text:s/>1642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8">
            <text:p>88</text:p>
          </table:table-cell>
          <table:table-cell table:style-name="ce6" table:formula="of:=[.B89]+1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第一。我将我的上半身向前弯wan1曲qu1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7.92">
            <text:p>0407 <text:s/>1642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9">
            <text:p>89</text:p>
          </table:table-cell>
          <table:table-cell table:style-name="ce6" table:formula="of:=[.B90]+1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做这样，坐zuo4骨的下端，它被披露而靠近皮肤fu1表面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0">
            <text:p>90</text:p>
          </table:table-cell>
          <table:table-cell table:style-name="ce6" table:formula="of:=[.B91]+1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在这个时候，我按摩mo2坐骨下端的外边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7">
          <table:table-cell table:style-name="ce6" table:formula="of:=ROW()-2" office:value-type="float" office:value="91">
            <text:p>91</text:p>
          </table:table-cell>
          <table:table-cell table:style-name="ce6" table:formula="of:=[.B92]+1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2">
            <text:p>92</text:p>
          </table:table-cell>
          <table:table-cell table:style-name="ce6" table:formula="of:=[.B93]+1" office:value-type="float" office:value="17">
            <text:p>17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可能，该部分的肌肉成为僵jiang1硬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93">
            <text:p>93</text:p>
          </table:table-cell>
          <table:table-cell table:style-name="ce6" table:formula="of:=[.B94]+1" office:value-type="float" office:value="18">
            <text:p>18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因此，简单的普通的拉伸运动，不会让该肌肉松动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94">
            <text:p>94</text:p>
          </table:table-cell>
          <table:table-cell table:style-name="ce6" table:formula="of:=ROW()-[.A96]-1" office:value-type="float" office:value="1">
            <text:p>1</text:p>
          </table:table-cell>
          <table:table-cell table:style-name="ce3" office:value-type="date" office:date-value="2021-04-01T08:20:45.93">
            <text:p>040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5">
            <text:p>95</text:p>
          </table:table-cell>
          <table:table-cell table:style-name="ce6" table:formula="of:=[.B9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owu. tym razem bez nagrania zagrania. / używałem łuk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6">
            <text:p>96</text:p>
          </table:table-cell>
          <table:table-cell table:style-name="ce6" table:formula="of:=[.B9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łuku, którego używają w koreańskim koto "adzieng". 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7">
            <text:p>97</text:p>
          </table:table-cell>
          <table:table-cell table:style-name="ce6" table:formula="of:=[.B9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ten łuk mógłby być trochę krótszy niż ten używany w skrzypcach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98">
            <text:p>98</text:p>
          </table:table-cell>
          <table:table-cell table:style-name="ce6" table:formula="of:=[.B9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10" office:value-type="string">
            <text:p>arbiAAI[wednesda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9">
            <text:p>99</text:p>
          </table:table-cell>
          <table:table-cell table:style-name="ce6" table:formula="of:=[.B100]+1" office:value-type="float" office:value="6">
            <text:p>6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ذهب إلى الحديقة، مرة أخرى.</text:p>
          </table:table-cell>
          <table:table-cell table:style-name="ce10" office:value-type="string">
            <text:p>a'dhahabu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00">
            <text:p>100</text:p>
          </table:table-cell>
          <table:table-cell table:style-name="ce6" table:formula="of:=[.B101]+1" office:value-type="float" office:value="7">
            <text:p>7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10" office:value-type="string">
            <text:p>adhahab / mataadhiri[store</text:p>
          </table:table-cell>
          <table:table-cell table:style-name="ce24" office:value-type="string">
            <text:p>Nie chodziłem do sklepów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1">
            <text:p>101</text:p>
          </table:table-cell>
          <table:table-cell table:style-name="ce6" table:formula="of:=[.B10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، چهارشنبه، ۳۰ <text:s/>(سی) مارس بود.</text:p>
          </table:table-cell>
          <table:table-cell table:style-name="ce10" office:value-type="string">
            <text:p>sii[thirt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2">
            <text:p>102</text:p>
          </table:table-cell>
          <table:table-cell table:style-name="ce6" table:formula="of:=[.B10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باره، دو گربه در پارک.</text:p>
          </table:table-cell>
          <table:table-cell table:style-name="ce10" office:value-type="string">
            <text:p>korb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3">
            <text:p>103</text:p>
          </table:table-cell>
          <table:table-cell table:style-name="ce6" table:formula="of:=[.B104]+1" office:value-type="float" office:value="10">
            <text:p>10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.</text:p>
          </table:table-cell>
          <table:table-cell table:style-name="ce10" office:value-type="string">
            <text:p>ah'haa[them / gadhoo[food / dahoom[giv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04">
            <text:p>104</text:p>
          </table:table-cell>
          <table:table-cell table:style-name="ce6" table:formula="of:=ROW()-[.A106]-1" office:value-type="float" office:value="1">
            <text:p>1</text:p>
          </table:table-cell>
          <table:table-cell table:style-name="ce3" office:value-type="date" office:date-value="2021-04-02T13:39:54.84">
            <text:p>0402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5">
            <text:p>105</text:p>
          </table:table-cell>
          <table:table-cell table:style-name="ce6" table:formula="of:=[.B10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ów. kiedy skończyłem sesję, minęła około jednej godziny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6">
            <text:p>106</text:p>
          </table:table-cell>
          <table:table-cell table:style-name="ce6" table:formula="of:=[.B10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shino : skomponowałem kolejną nową melodię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7">
            <text:p>107</text:p>
          </table:table-cell>
          <table:table-cell table:style-name="ce6" table:formula="of:=[.B10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ćwiczyłem dziś szybką grę. / trzy notatki. zagrałem je szybko z rzęd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108">
            <text:p>108</text:p>
          </table:table-cell>
          <table:table-cell table:style-name="ce6" table:formula="of:=[.B10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，在继续。腿部的小而无数的刺痛。昨天没有。这一点，让我舒服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9">
            <text:p>109</text:p>
          </table:table-cell>
          <table:table-cell table:style-name="ce6" table:formula="of:=[.B110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вчера, был че'тверг[thursday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0">
            <text:p>110</text:p>
          </table:table-cell>
          <table:table-cell table:style-name="ce6" table:formula="of:=[.B111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пре'жде чем я пойду в парк, я поше'л в ма'газин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1">
            <text:p>111</text:p>
          </table:table-cell>
          <table:table-cell table:style-name="ce6" table:formula="of:=[.B11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 پنجشنبه بود.</text:p>
          </table:table-cell>
          <table:table-cell table:style-name="ce10" office:value-type="string">
            <text:p>thursday</text:p>
          </table:table-cell>
          <table:table-cell table:style-name="ce24" office:value-type="string">
            <text:p>it was thursday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2">
            <text:p>112</text:p>
          </table:table-cell>
          <table:table-cell table:style-name="ce6" table:formula="of:=[.B11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ن به پارک رفتم.</text:p>
          </table:table-cell>
          <table:table-cell table:style-name="ce10" office:value-type="string">
            <text:p>raftam[went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13">
            <text:p>113</text:p>
          </table:table-cell>
          <table:table-cell table:style-name="ce6" table:formula="of:=[.B114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خميس، ٢ أبريل</text:p>
          </table:table-cell>
          <table:table-cell table:style-name="ce10"/>
          <table:table-cell table:style-name="ce24" office:value-type="string">
            <text:p>it was thursday, april 2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4">
            <text:p>114</text:p>
          </table:table-cell>
          <table:table-cell table:style-name="ce6" table:formula="of:=ROW()-[.A116]-1" office:value-type="float" office:value="1">
            <text:p>1</text:p>
          </table:table-cell>
          <table:table-cell table:style-name="ce3" office:value-type="date" office:date-value="2021-04-04T11:08:08.77">
            <text:p>0404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내려오지 않았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15">
            <text:p>115</text:p>
          </table:table-cell>
          <table:table-cell table:style-name="ce6" table:formula="of:=[.B116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6">
            <text:p>116</text:p>
          </table:table-cell>
          <table:table-cell table:style-name="ce6" table:formula="of:=[.B117]+1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nie zrobiłem. shaku, nie także. / shino : ćwiczenia dla wysokich dźwięków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7">
            <text:p>117</text:p>
          </table:table-cell>
          <table:table-cell table:style-name="ce6" table:formula="of:=[.B118]+1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w ostatnich minutach, ćwiczenie dla sposoby wydmuchania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1">
          <table:table-cell table:style-name="ce6" table:formula="of:=ROW()-2" office:value-type="float" office:value="118">
            <text:p>118</text:p>
          </table:table-cell>
          <table:table-cell table:style-name="ce6" table:formula="of:=[.B119]+1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19">
            <text:p>119</text:p>
          </table:table-cell>
          <table:table-cell table:style-name="ce6" table:formula="of:=[.B120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<text:s text:c="2"/>كان ذلك يوم السبت، الثاني من ابريل.</text:p>
          </table:table-cell>
          <table:table-cell table:style-name="ce10" office:value-type="string">
            <text:p>dhaliyka / yawma'sapti /</text:p>
          </table:table-cell>
          <table:table-cell table:style-name="ce24" office:value-type="string">
            <text:p>it was saturday, april second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0">
            <text:p>120</text:p>
          </table:table-cell>
          <table:table-cell table:style-name="ce6" table:formula="of:=[.B121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ذهبت للعمل</text:p>
          </table:table-cell>
          <table:table-cell table:style-name="ce10" office:value-type="string">
            <text:p>lil'AAmali</text:p>
          </table:table-cell>
          <table:table-cell table:style-name="ce24" office:value-type="string">
            <text:p>I went to work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1">
            <text:p>121</text:p>
          </table:table-cell>
          <table:table-cell table:style-name="ce6" table:formula="of:=[.B122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كان الطقس جيدًا.</text:p>
          </table:table-cell>
          <table:table-cell table:style-name="ce10" office:value-type="string">
            <text:p>al't^aqsu / dhayiidan</text:p>
          </table:table-cell>
          <table:table-cell table:style-name="ce24" office:value-type="string">
            <text:p>it was a fine weather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2">
            <text:p>122</text:p>
          </table:table-cell>
          <table:table-cell table:style-name="ce6" table:formula="of:=[.B123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 بود. دوم آوريل بود.</text:p>
          </table:table-cell>
          <table:table-cell table:style-name="ce10" office:value-type="string">
            <text:p>duvom / avriyl</text:p>
          </table:table-cell>
          <table:table-cell table:style-name="ce24" office:value-type="string">
            <text:p>it was saturday, april second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4">
          <table:table-cell table:style-name="ce6" table:formula="of:=ROW()-2" office:value-type="float" office:value="123">
            <text:p>123</text:p>
          </table:table-cell>
          <table:table-cell table:style-name="ce6" table:formula="of:=[.B124]+1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4">
            <text:p>124</text:p>
          </table:table-cell>
          <table:table-cell table:style-name="ce6" table:formula="of:=[.B125]+1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رفتم سر کار.</text:p>
          </table:table-cell>
          <table:table-cell table:style-name="ce10" office:value-type="string">
            <text:p>saru / kaar[job</text:p>
          </table:table-cell>
          <table:table-cell table:style-name="ce24" office:value-type="string">
            <text:p>I went to work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25">
            <text:p>125</text:p>
          </table:table-cell>
          <table:table-cell table:style-name="ce6" table:formula="of:=ROW()-[.A127]-1" office:value-type="float" office:value="1">
            <text:p>1</text:p>
          </table:table-cell>
          <table:table-cell table:style-name="ce3" office:value-type="date" office:date-value="2021-04-05T16:21:24.93">
            <text:p>0405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비가 내리고 있었다. / 울타리를 통해 페이스트를 주었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1">
          <table:table-cell table:style-name="ce6" table:formula="of:=ROW()-2" office:value-type="float" office:value="126">
            <text:p>126</text:p>
          </table:table-cell>
          <table:table-cell table:style-name="ce6" table:formula="of:=[.B127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27">
            <text:p>127</text:p>
          </table:table-cell>
          <table:table-cell table:style-name="ce6" table:formula="of:=[.B128]+1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znów shino. po długim czasie, nagrałem zagrania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28">
            <text:p>128</text:p>
          </table:table-cell>
          <table:table-cell table:style-name="ce6" table:formula="of:=[.B129]+1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w tych filmach, nie mówiłem wiele. tylko poinformowałem o numerze seryjnym filmu. a potem, prostu, zagrałem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9">
            <text:p>129</text:p>
          </table:table-cell>
          <table:table-cell table:style-name="ce6" table:formula="of:=[.B130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أحد. ٤ أبريل.</text:p>
          </table:table-cell>
          <table:table-cell table:style-name="ce10" office:value-type="string">
            <text:p>axadi / a'rabaA[fourth</text:p>
          </table:table-cell>
          <table:table-cell table:style-name="ce24" office:value-type="string">
            <text:p>it was sunday, april 4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0">
            <text:p>130</text:p>
          </table:table-cell>
          <table:table-cell table:style-name="ce6" table:formula="of:=[.B131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يکشنبه، ۴ آوريل یود.</text:p>
          </table:table-cell>
          <table:table-cell table:style-name="ce10" office:value-type="string">
            <text:p>chahaarom[fourth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31">
            <text:p>131</text:p>
          </table:table-cell>
          <table:table-cell table:style-name="ce6" table:formula="of:=[.B132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مطرت في المساء.</text:p>
          </table:table-cell>
          <table:table-cell table:style-name="ce55" office:value-type="string">
            <text:p>amt^art / fiy'l'masaaI</text:p>
          </table:table-cell>
          <table:table-cell table:style-name="ce24" office:value-type="string">
            <text:p>I rained in the evening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32">
            <text:p>132</text:p>
          </table:table-cell>
          <table:table-cell table:style-name="ce6" table:formula="of:=[.B133]+1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عصر باريدم </text:p>
          </table:table-cell>
          <table:table-cell table:style-name="ce55" office:value-type="string">
            <text:p>aasr / baariydam(?)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3">
            <text:p>133</text:p>
          </table:table-cell>
          <table:table-cell table:style-name="ce6" table:formula="of:=[.B134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вчера было воскресенье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4">
            <text:p>134</text:p>
          </table:table-cell>
          <table:table-cell table:style-name="ce6" table:formula="of:=[.B135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还继续。还厉害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7">
          <table:table-cell table:style-name="ce6" table:formula="of:=ROW()-2" office:value-type="float" office:value="135">
            <text:p>135</text:p>
          </table:table-cell>
          <table:table-cell table:style-name="ce6" table:formula="of:=ROW()-[.A137]-1" office:value-type="float" office:value="1">
            <text:p>1</text:p>
          </table:table-cell>
          <table:table-cell table:style-name="ce3" office:value-type="date" office:date-value="2021-04-06T10:06:23.31">
            <text:p>0406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먼저부터 지상에. / 내가 크로에 가까워진 때 이미 미케가 이쪽으로 달려오는 중이었다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6">
          <table:table-cell table:style-name="ce6" table:formula="of:=ROW()-2" office:value-type="float" office:value="136">
            <text:p>136</text:p>
          </table:table-cell>
          <table:table-cell table:style-name="ce6" table:formula="of:=[.B137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shino : zacząłem ćwiczenia dla zagranienia skali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7">
          <table:table-cell table:style-name="ce6" table:formula="of:=ROW()-2" office:value-type="float" office:value="137">
            <text:p>137</text:p>
          </table:table-cell>
          <table:table-cell table:style-name="ce6" table:formula="of:=[.B138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54" office:value-type="string">
            <text:p>to znaczy, konkretnie, co zrobiłem wczoraj. / pierwszej wydmuchałem cztery nuty z rzędu w skali D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8">
          <table:table-cell table:style-name="ce6" table:formula="of:=ROW()-2" office:value-type="float" office:value="138">
            <text:p>138</text:p>
          </table:table-cell>
          <table:table-cell table:style-name="ce6" table:formula="of:=[.B139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54" office:value-type="string">
            <text:p>a potem, te same nuty w skali E. a potem dalej, w skali F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39">
            <text:p>139</text:p>
          </table:table-cell>
          <table:table-cell table:style-name="ce6" table:formula="of:=[.B140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اثنين، السادس من أبريل.</text:p>
          </table:table-cell>
          <table:table-cell table:style-name="ce55" office:value-type="string">
            <text:p>ithnayni / a'saadisi</text:p>
          </table:table-cell>
          <table:table-cell table:style-name="ce24" office:value-type="string">
            <text:p>it was monday, april sixth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40">
            <text:p>140</text:p>
          </table:table-cell>
          <table:table-cell table:style-name="ce6" table:formula="of:=[.B141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وشنبه بود، ششم آوریل.</text:p>
          </table:table-cell>
          <table:table-cell table:style-name="ce55" office:value-type="string">
            <text:p>sheshoom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41">
            <text:p>141</text:p>
          </table:table-cell>
          <table:table-cell table:style-name="ce6" table:formula="of:=[.B142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لم تمطر في المساء.</text:p>
          </table:table-cell>
          <table:table-cell table:style-name="ce55" office:value-type="string">
            <text:p>tamt^ir</text:p>
          </table:table-cell>
          <table:table-cell table:style-name="ce24" office:value-type="string">
            <text:p>it did not rain in the evening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42">
            <text:p>142</text:p>
          </table:table-cell>
          <table:table-cell table:style-name="ce6" table:formula="of:=[.B143]+1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غروب باران نمی بارد. </text:p>
          </table:table-cell>
          <table:table-cell table:style-name="ce55" office:value-type="string">
            <text:p>Guruwb / nemi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43">
            <text:p>143</text:p>
          </table:table-cell>
          <table:table-cell table:style-name="ce6" table:formula="of:=[.B144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это был понеде'льник, шесто'го апре'ля.</text:p>
          </table:table-cell>
          <table:table-cell table:style-name="ce55"/>
          <table:table-cell table:style-name="ce24" office:value-type="string">
            <text:p>it was monday, april sixth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44">
            <text:p>144</text:p>
          </table:table-cell>
          <table:table-cell table:style-name="ce6" table:formula="of:=[.B145]+1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снова пошел в парк.</text:p>
          </table:table-cell>
          <table:table-cell table:style-name="ce55"/>
          <table:table-cell table:style-name="ce24" office:value-type="string">
            <text:p>I went to the park again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6">
          <table:table-cell table:style-name="ce6" table:formula="of:=ROW()-2" office:value-type="float" office:value="145">
            <text:p>145</text:p>
          </table:table-cell>
          <table:table-cell table:style-name="ce6" table:formula="of:=[.B146]+1" office:value-type="float" office:value="11">
            <text:p>11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我开始别的新的拉伸运动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6">
          <table:table-cell table:style-name="ce6" table:formula="of:=ROW()-2" office:value-type="float" office:value="146">
            <text:p>146</text:p>
          </table:table-cell>
          <table:table-cell table:style-name="ce6" table:formula="of:=[.B147]+1" office:value-type="float" office:value="12">
            <text:p>1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这个运动呢，三个部分而构成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9">
          <table:table-cell table:style-name="ce6" table:formula="of:=ROW()-2" office:value-type="float" office:value="147">
            <text:p>147</text:p>
          </table:table-cell>
          <table:table-cell table:style-name="ce6" table:formula="of:=[.B148]+1" office:value-type="float" office:value="13">
            <text:p>1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54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48">
            <text:p>148</text:p>
          </table:table-cell>
          <table:table-cell table:style-name="ce6" table:formula="of:=ROW()-[.A150]-1" office:value-type="float" office:value="1">
            <text:p>1</text:p>
          </table:table-cell>
          <table:table-cell table:style-name="ce3" office:value-type="date" office:date-value="2021-04-07T16:16:21.04">
            <text:p>0407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산책 때 크로에게 두 번째의 포옹을 주었다. / 제1회는 크로가 나에게 달려올 때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7">
          <table:table-cell table:style-name="ce6" table:formula="of:=ROW()-2" office:value-type="float" office:value="149">
            <text:p>149</text:p>
          </table:table-cell>
          <table:table-cell table:style-name="ce6" table:formula="of:=[.B150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shino : jak zwykle, ćwiczenia. co nowego to, że próbowałem tak zwanego, "alternatywnego palcowania". bardzo interesjący. 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40">
          <table:table-cell table:style-name="ce6" table:formula="of:=ROW()-2" office:value-type="float" office:value="150">
            <text:p>150</text:p>
          </table:table-cell>
          <table:table-cell table:style-name="ce6" table:formula="of:=[.B151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54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8">
          <table:table-cell table:style-name="ce6" table:formula="of:=ROW()-2" office:value-type="float" office:value="151">
            <text:p>151</text:p>
          </table:table-cell>
          <table:table-cell table:style-name="ce6" table:formula="of:=[.B152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54" office:value-type="string">
            <text:p>nowe palcowanie : położyję palce na tych dziurach : od dziury dwa do dziury siedem, całe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52">
            <text:p>152</text:p>
          </table:table-cell>
          <table:table-cell table:style-name="ce6" table:formula="of:=[.B153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ثلاثاء، السادس من أبريل.</text:p>
          </table:table-cell>
          <table:table-cell table:style-name="ce55" office:value-type="string">
            <text:p>thlathaaI</text:p>
          </table:table-cell>
          <table:table-cell table:style-name="ce24" office:value-type="string">
            <text:p>it was tuesday, april sixth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3">
            <text:p>153</text:p>
          </table:table-cell>
          <table:table-cell table:style-name="ce6" table:formula="of:=[.B154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سهشنبه بود، ششم آوريل</text:p>
          </table:table-cell>
          <table:table-cell table:style-name="ce55" office:value-type="string">
            <text:p>sheshae:m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54">
            <text:p>154</text:p>
          </table:table-cell>
          <table:table-cell table:style-name="ce6" table:formula="of:=[.B155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كان الطقس جيدًا.</text:p>
          </table:table-cell>
          <table:table-cell table:style-name="ce55" office:value-type="string">
            <text:p>dhayiidan</text:p>
          </table:table-cell>
          <table:table-cell table:style-name="ce24" office:value-type="string">
            <text:p>weather was fine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5">
            <text:p>155</text:p>
          </table:table-cell>
          <table:table-cell table:style-name="ce6" table:formula="of:=[.B156]+1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 بود.</text:p>
          </table:table-cell>
          <table:table-cell table:style-name="ce55" office:value-type="string">
            <text:p>xuwb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56">
            <text:p>156</text:p>
          </table:table-cell>
          <table:table-cell table:style-name="ce6" table:formula="of:=[.B157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это был вторник, шестого апреля.</text:p>
          </table:table-cell>
          <table:table-cell table:style-name="ce55"/>
          <table:table-cell table:style-name="ce24" office:value-type="string">
            <text:p>it was tuesday, april sixth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41">
          <table:table-cell table:style-name="ce6" table:formula="of:=ROW()-2" office:value-type="float" office:value="157">
            <text:p>157</text:p>
          </table:table-cell>
          <table:table-cell table:style-name="ce6" table:formula="of:=[.B158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腰部的痛苦太厉害。我不得不几次躺tang3在地板上。不能继续站立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8">
            <text:p>158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9">
            <text:p>159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0">
            <text:p>160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1">
            <text:p>161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2">
            <text:p>162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3">
            <text:p>163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4">
            <text:p>164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5">
            <text:p>165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6">
            <text:p>166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7">
            <text:p>167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68">
            <text:p>168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7T16:42:47.99">
            <text:p>0407 <text:s/>1642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7T16:42:47.99">
            <text:p>0407 <text:s/>1642</text:p>
          </table:table-cell>
          <table:table-cell table:style-name="ce4" table:formula="of:=NOW()" office:value-type="date" office:date-value="2021-04-07T16:42:47.99">
            <text:p>0407 <text:s/>1642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7T16:42:47.99">
            <text:p>0407 <text:s/>164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2" table:default-cell-style-name="ce1"/>
        <table:table-column table:style-name="co26" table:default-cell-style-name="ce1"/>
        <table:table-column table:style-name="co9" table:default-cell-style-name="ce1"/>
        <table:table-column table:style-name="co27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0" table:formula="of:=COUNTIF([.D3:.D51];&quot;x&quot;)" office:value-type="float" office:value="4">
            <text:p>4</text:p>
          </table:table-cell>
          <table:table-cell table:style-name="ce50" table:formula="of:=COUNTA([.E3:.E9])" office:value-type="float" office:value="6">
            <text:p>6</text:p>
          </table:table-cell>
          <table:table-cell table:style-name="ce50" table:formula="of:=COUNTA([.F3:.F9])" office:value-type="float" office:value="6">
            <text:p>6</text:p>
          </table:table-cell>
          <table:table-cell table:style-name="ce50" table:formula="of:=COUNTA([.G3:.G9])" office:value-type="float" office:value="6">
            <text:p>6</text:p>
          </table:table-cell>
          <table:table-cell table:style-name="ce50" table:formula="of:=COUNTIF([.H3:.H14];&quot;x&quot;)" office:value-type="float" office:value="7">
            <text:p>7</text:p>
          </table:table-cell>
          <table:table-cell table:style-name="ce50" table:formula="of:=COUNTIF([.I3:.I14];&quot;x&quot;)" office:value-type="float" office:value="4">
            <text:p>4</text:p>
          </table:table-cell>
          <table:table-cell table:style-name="ce50" table:formula="of:=COUNTIF([.J3:.J14];&quot;x&quot;)" office:value-type="float" office:value="4">
            <text:p>4</text:p>
          </table:table-cell>
          <table:table-cell table:style-name="ce50" table:formula="of:=COUNTIF([.K3:.K14];&quot;x&quot;)" office:value-type="float" office:value="0">
            <text:p>0</text:p>
          </table:table-cell>
          <table:table-cell table:style-name="ce50" table:formula="of:=COUNTIF([.L3:.L14];&quot;x&quot;)" office:value-type="float" office:value="0">
            <text:p>0</text:p>
          </table:table-cell>
          <table:table-cell table:style-name="ce50" table:formula="of:=COUNTIF([.M3:.M14];&quot;x&quot;)" office:value-type="float" office:value="0">
            <text:p>0</text:p>
          </table:table-cell>
          <table:table-cell table:style-name="ce50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8" office:value-type="date" office:date-value="2021-03-16T13:13:24.55">
            <text:p>0316</text:p>
          </table:table-cell>
          <table:table-cell table:style-name="ce56" office:value-type="date" office:date-value="2021-03-20T14:36:31.78">
            <text:p>0320</text:p>
          </table:table-cell>
          <table:table-cell table:style-name="ce56" office:value-type="date" office:date-value="2021-03-21T10:50:44.88">
            <text:p>0321</text:p>
          </table:table-cell>
          <table:table-cell table:style-name="ce56" office:value-type="date" office:date-value="2021-03-22T16:19:02.51">
            <text:p>0322</text:p>
          </table:table-cell>
          <table:table-cell table:style-name="ce56" office:value-type="date" office:date-value="2021-03-23T09:01:30.66">
            <text:p>0323</text:p>
          </table:table-cell>
          <table:table-cell table:style-name="ce56" office:value-type="date" office:date-value="2021-03-24T14:23:17.96">
            <text:p>0324</text:p>
          </table:table-cell>
          <table:table-cell table:style-name="ce56" office:value-type="date" office:date-value="2021-03-25T12:57:57.93">
            <text:p>0325</text:p>
          </table:table-cell>
          <table:table-cell table:style-name="ce56" table:number-columns-repeated="4"/>
          <table:table-cell table:style-name="ce4" table:formula="of:=NOW()" office:value-type="date" office:date-value="2021-04-07T16:42:48.08">
            <text:p>0407 <text:s/>1642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4" table:formula="of:=NOW()" office:value-type="date" office:date-value="2021-04-07T16:42:48.08">
            <text:p>0407 <text:s/>1642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4" table:formula="of:=NOW()" office:value-type="date" office:date-value="2021-04-07T16:42:48.09">
            <text:p>0407 <text:s/>1642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7" table:number-columns-repeated="5"/>
          <table:table-cell table:style-name="ce4" table:formula="of:=NOW()" office:value-type="date" office:date-value="2021-04-07T16:42:48.09">
            <text:p>0407 <text:s/>1642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7" table:number-columns-repeated="5"/>
          <table:table-cell table:style-name="ce4" table:formula="of:=NOW()" office:value-type="date" office:date-value="2021-04-07T16:42:48.09">
            <text:p>0407 <text:s/>1642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7" table:number-columns-repeated="5"/>
          <table:table-cell table:style-name="ce4" table:formula="of:=NOW()" office:value-type="date" office:date-value="2021-04-07T16:42:48.09">
            <text:p>0407 <text:s/>1642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4" table:formula="of:=NOW()" office:value-type="date" office:date-value="2021-04-07T16:42:48.09">
            <text:p>0407 <text:s/>1642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4" table:formula="of:=NOW()" office:value-type="date" office:date-value="2021-04-07T16:42:48.1">
            <text:p>0407 <text:s/>1642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7" office:value-type="string">
            <text:p>#</text:p>
          </table:table-cell>
          <table:table-cell table:style-name="ce4" table:formula="of:=NOW()" office:value-type="date" office:date-value="2021-04-07T16:42:48.1">
            <text:p>0407 <text:s/>1642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7" table:number-columns-repeated="5"/>
          <table:table-cell table:style-name="ce4" table:formula="of:=NOW()" office:value-type="date" office:date-value="2021-04-07T16:42:48.1">
            <text:p>0407 <text:s/>1642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7" table:number-columns-repeated="5"/>
          <table:table-cell table:style-name="ce4" table:formula="of:=NOW()" office:value-type="date" office:date-value="2021-04-07T16:42:48.1">
            <text:p>0407 <text:s/>1642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7" table:number-columns-repeated="5"/>
          <table:table-cell table:style-name="ce4" table:formula="of:=NOW()" office:value-type="date" office:date-value="2021-04-07T16:42:48.1">
            <text:p>0407 <text:s/>1642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7" table:number-columns-repeated="5"/>
          <table:table-cell table:style-name="ce4" table:formula="of:=NOW()" office:value-type="date" office:date-value="2021-04-07T16:42:48.1">
            <text:p>0407 <text:s/>164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7T16:42:48.1">
            <text:p>0407 <text:s/>1642</text:p>
          </table:table-cell>
          <table:table-cell table:style-name="ce20" table:formula="of:=NOW()" office:value-type="date" office:date-value="2021-04-07T16:42:48.08">
            <text:p>0407 <text:s/>1642</text:p>
          </table:table-cell>
          <table:table-cell table:style-name="ce4" table:formula="of:=NOW()" office:value-type="date" office:date-value="2021-04-07T16:42:48.1">
            <text:p>0407 <text:s/>1642</text:p>
          </table:table-cell>
          <table:table-cell table:style-name="ce4" table:formula="of:=NOW()" office:value-type="date" office:date-value="2021-04-07T16:42:48.1">
            <text:p>0407 <text:s/>1642</text:p>
          </table:table-cell>
          <table:table-cell table:style-name="ce4" table:formula="of:=NOW()" office:value-type="date" office:date-value="2021-04-07T16:42:48.1">
            <text:p>0407 <text:s/>1642</text:p>
          </table:table-cell>
          <table:table-cell table:style-name="ce4" table:formula="of:=NOW()" office:value-type="date" office:date-value="2021-04-07T16:42:48.1">
            <text:p>0407 <text:s/>1642</text:p>
          </table:table-cell>
          <table:table-cell table:style-name="ce4" table:formula="of:=NOW()" office:value-type="date" office:date-value="2021-04-07T16:42:48.1">
            <text:p>0407 <text:s/>1642</text:p>
          </table:table-cell>
          <table:table-cell table:style-name="ce4" table:formula="of:=NOW()" office:value-type="date" office:date-value="2021-04-07T16:42:48.1">
            <text:p>0407 <text:s/>1642</text:p>
          </table:table-cell>
          <table:table-cell table:style-name="ce4" table:formula="of:=NOW()" office:value-type="date" office:date-value="2021-04-07T16:42:48.1">
            <text:p>0407 <text:s/>1642</text:p>
          </table:table-cell>
          <table:table-cell table:style-name="ce4" table:formula="of:=NOW()" office:value-type="date" office:date-value="2021-04-07T16:42:48.1">
            <text:p>0407 <text:s/>1642</text:p>
          </table:table-cell>
          <table:table-cell table:style-name="ce4" table:formula="of:=NOW()" office:value-type="date" office:date-value="2021-04-07T16:42:48.1">
            <text:p>0407 <text:s/>1642</text:p>
          </table:table-cell>
          <table:table-cell table:style-name="ce4" table:formula="of:=NOW()" office:value-type="date" office:date-value="2021-04-07T16:42:48.1">
            <text:p>0407 <text:s/>1642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9" table:default-cell-style-name="ce1"/>
        <table:table-column table:style-name="co31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4-07T16:42:48.19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7T16:42:48.19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7T16:42:48.19">
            <text:p>0407 <text:s/>1642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4-07T16:42:48.19">
            <text:p>0407 <text:s/>1642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7T16:42:48.19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7T16:42:48.19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7T16:42:48.2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4-07T16:42:48.2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4-07T16:42:48.2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7T16:42:48.2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7T16:42:48.2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7T16:42:48.2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4-07T16:42:48.2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7T16:42:48.2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7T16:42:48.2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7T16:42:48.21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7T16:42:48.21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4-07T16:42:48.21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7T16:42:48.21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7T16:42:48.21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4-07T16:42:48.21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7T16:42:48.21">
            <text:p>0407 <text:s/>1642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7T16:42:48.21">
            <text:p>0407 <text:s/>1642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7T16:42:48.21">
            <text:p>0407 <text:s/>1642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7T16:42:48.21">
            <text:p>0407 <text:s/>1642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7T16:42:48.21">
            <text:p>0407 <text:s/>1642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7T16:42:48.21">
            <text:p>0407 <text:s/>1642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32" table:default-cell-style-name="ce1"/>
        <table:table-column table:style-name="co33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1">
            <text:p>0407 <text:s/>1642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1">
            <text:p>0407 <text:s/>1642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7T16:42:48.32">
            <text:p>0407 <text:s/>1642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7T16:42:48.32">
            <text:p>0407 <text:s/>1642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7T16:42:48.32">
            <text:p>0407 <text:s/>1642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7T16:42:48.32">
            <text:p>0407 <text:s/>1642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2">
            <text:p>0407 <text:s/>1642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2">
            <text:p>0407 <text:s/>1642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8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3">
            <text:p>0407 <text:s/>1642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3">
            <text:p>0407 <text:s/>1642</text:p>
          </table:table-cell>
          <table:table-cell table:number-columns-repeated="1014"/>
        </table:table-row>
        <table:table-row table:style-name="ro42">
          <table:table-cell table:style-name="ce6" office:value-type="float" office:value="1">
            <text:p>1</text:p>
          </table:table-cell>
          <table:table-cell table:style-name="ce58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3">
            <text:p>0407 <text:s/>1642</text:p>
          </table:table-cell>
          <table:table-cell table:number-columns-repeated="1014"/>
        </table:table-row>
        <table:table-row table:style-name="ro43">
          <table:table-cell table:style-name="ce6" office:value-type="float" office:value="1">
            <text:p>1</text:p>
          </table:table-cell>
          <table:table-cell table:style-name="ce58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3">
            <text:p>0407 <text:s/>1642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3">
            <text:p>0407 <text:s/>1642</text:p>
          </table:table-cell>
          <table:table-cell table:number-columns-repeated="1014"/>
        </table:table-row>
        <table:table-row table:style-name="ro44">
          <table:table-cell table:style-name="ce6" office:value-type="float" office:value="3">
            <text:p>3</text:p>
          </table:table-cell>
          <table:table-cell table:style-name="ce58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3">
            <text:p>0407 <text:s/>1642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3">
            <text:p>0407 <text:s/>1642</text:p>
          </table:table-cell>
          <table:table-cell table:number-columns-repeated="1014"/>
        </table:table-row>
        <table:table-row table:style-name="ro45">
          <table:table-cell table:style-name="ce6" office:value-type="float" office:value="2">
            <text:p>2</text:p>
          </table:table-cell>
          <table:table-cell table:style-name="ce58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4">
            <text:p>0407 <text:s/>16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4">
            <text:p>0407 <text:s/>16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4">
            <text:p>0407 <text:s/>16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4">
            <text:p>0407 <text:s/>16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4">
            <text:p>0407 <text:s/>16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4">
            <text:p>0407 <text:s/>16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4">
            <text:p>0407 <text:s/>16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4">
            <text:p>0407 <text:s/>1642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7T16:42:48.34">
            <text:p>0407 <text:s/>1642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4-07T16:42:48.34">
            <text:p>0407 <text:s/>1642</text:p>
          </table:table-cell>
          <table:table-cell table:style-name="ce4" table:formula="of:=NOW()" office:value-type="date" office:date-value="2021-04-07T16:42:48.34">
            <text:p>0407 <text:s/>1642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7T16:42:48.34">
            <text:p>0407 <text:s/>164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vi.A3:vi.AMJ4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7">2021/04/07</text:date>, <text:time>16:42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07T16:42:46.06</dc:date>
    <dc:creator>iwabuchi ken</dc:creator>
    <meta:editing-duration>P1DT1H48M33S</meta:editing-duration>
    <meta:editing-cycles>177</meta:editing-cycles>
    <meta:generator>OpenOffice/4.1.3$Win32 OpenOffice.org_project/413m1$Build-9783</meta:generator>
    <meta:document-statistic meta:table-count="10" meta:cell-count="2442" meta:object-count="0"/>
  </office:meta>
</office:document-meta>
</file>